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gal1" svg:font-family="Mangal"/>
    <style:font-face style:name="Liberation Mono" svg:font-family="'Liberation Mono', 'Courier New'" style:font-family-generic="modern"/>
    <style:font-face style:name="FreeSans" svg:font-family="FreeSans, Arial" style:font-family-generic="swiss"/>
    <style:font-face style:name="Droid Sans Fallback" svg:font-family="'Droid Sans Fallback', 'Times New Roman'" style:font-pitch="variable"/>
    <style:font-face style:name="SimSun" svg:font-family="SimSun, 宋体" style:font-pitch="variable"/>
    <style:font-face style:name="Century Schoolbook L" svg:font-family="'Century Schoolbook L', 'Times New Roman'"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font-size="10pt" style:font-size-asian="10pt" style:font-name-complex="Century Schoolbook L" style:font-size-complex="10pt"/>
    </style:style>
    <style:style style:name="P2" style:family="paragraph" style:parent-style-name="Standard" style:master-page-name="Standard">
      <style:paragraph-properties fo:text-align="center" style:justify-single-word="false" style:page-number="auto"/>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P3" style:family="paragraph" style:parent-style-name="Standard" style:master-page-name="Convert_20_1">
      <style:paragraph-properties fo:text-align="center" style:justify-single-word="false" style:page-number="auto"/>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P4" style:family="paragraph" style:parent-style-name="Text_20_body">
      <style:text-properties style:font-name="Century Schoolbook L" fo:font-size="10pt" style:font-size-asian="10pt" style:font-name-complex="Century Schoolbook L" style:font-size-complex="10pt"/>
    </style:style>
    <style:style style:name="P5" style:family="paragraph" style:parent-style-name="Text_20_body">
      <style:paragraph-properties fo:text-align="justify" style:justify-single-word="false"/>
      <style:text-properties style:font-name="Century Schoolbook L" fo:font-size="10pt" style:font-size-asian="10pt" style:font-name-complex="Century Schoolbook L" style:font-size-complex="10pt"/>
    </style:style>
    <style:style style:name="P6" style:family="paragraph" style:parent-style-name="Text_20_body">
      <style:paragraph-properties fo:text-align="justify" style:justify-single-word="false"/>
      <style:text-properties style:font-name="Century Schoolbook L" fo:font-size="10pt" fo:language="en" fo:country="US" style:font-size-asian="10pt" style:font-name-complex="Century Schoolbook L" style:font-size-complex="10pt"/>
    </style:style>
    <style:style style:name="P7" style:family="paragraph" style:parent-style-name="Text_20_body">
      <style:paragraph-properties fo:text-align="justify" style:justify-single-word="false"/>
    </style:style>
    <style:style style:name="P8" style:family="paragraph" style:parent-style-name="Text_20_body">
      <style:paragraph-properties fo:margin-top="0in" fo:margin-bottom="0in" loext:contextual-spacing="false" fo:line-height="100%"/>
      <style:text-properties style:font-name="Century Schoolbook L" fo:font-size="10pt" style:font-size-asian="10pt" style:font-name-complex="Century Schoolbook L" style:font-size-complex="10pt"/>
    </style:style>
    <style:style style:name="P9" style:family="paragraph" style:parent-style-name="Text_20_body">
      <style:paragraph-properties fo:margin-top="0in" fo:margin-bottom="0.0835in" loext:contextual-spacing="false" fo:text-align="justify" style:justify-single-word="false"/>
      <style:text-properties style:font-name="Century Schoolbook L" fo:font-size="10pt" fo:language="en" fo:country="US" style:font-size-asian="10pt" style:font-name-complex="Century Schoolbook L" style:font-size-complex="10pt"/>
    </style:style>
    <style:style style:name="P10" style:family="paragraph" style:parent-style-name="Header">
      <style:text-properties style:font-name="Times New Roman" fo:font-size="9pt" style:font-size-asian="9pt" style:font-name-complex="Times New Roman" style:font-size-complex="9pt"/>
    </style:style>
    <style:style style:name="P11" style:family="paragraph" style:parent-style-name="Header">
      <style:paragraph-properties fo:margin-top="0in" fo:margin-bottom="0.139in" loext:contextual-spacing="false"/>
    </style:style>
    <style:style style:name="P12" style:family="paragraph" style:parent-style-name="Footer">
      <style:paragraph-properties fo:margin-top="0in" fo:margin-bottom="0.139in" loext:contextual-spacing="false"/>
    </style:style>
    <style:style style:name="P13" style:family="paragraph" style:parent-style-name="Texto_20_preformateado">
      <style:paragraph-properties fo:line-height="100%"/>
    </style:style>
    <style:style style:name="P14" style:family="paragraph" style:parent-style-name="Texto_20_preformateado">
      <style:text-properties style:font-name="Century Schoolbook L" fo:language="en" fo:country="US" style:font-name-complex="Century Schoolbook L"/>
    </style:style>
    <style:style style:name="T1" style:family="text">
      <style:text-properties style:font-name="Century Schoolbook L" fo:font-size="10pt" style:font-size-asian="10pt" style:font-name-complex="Century Schoolbook L" style:font-size-complex="10pt"/>
    </style:style>
    <style:style style:name="T2" style:family="text">
      <style:text-properties style:font-name="Century Schoolbook L" fo:font-size="10pt" style:text-underline-style="solid" style:text-underline-width="auto" style:text-underline-color="font-color" style:font-size-asian="10pt" style:font-name-complex="Century Schoolbook L" style:font-size-complex="10pt"/>
    </style:style>
    <style:style style:name="T3" style:family="text">
      <style:text-properties style:font-name="Century Schoolbook L" fo:font-size="10pt" style:font-name-asian="Century Schoolbook L" style:font-size-asian="10pt" style:font-name-complex="Century Schoolbook L" style:font-size-complex="10pt"/>
    </style:style>
    <style:style style:name="T4" style:family="text">
      <style:text-properties style:font-name="Century Schoolbook L" fo:font-size="10pt" fo:language="en" fo:country="US" style:font-size-asian="10pt" style:font-name-complex="Century Schoolbook L" style:font-size-complex="10pt"/>
    </style:style>
    <style:style style:name="T5" style:family="text">
      <style:text-properties style:font-name="Century Schoolbook L" style:font-name-complex="Century Schoolbook L"/>
    </style:style>
    <style:style style:name="T6" style:family="text">
      <style:text-properties style:font-name="Century Schoolbook L" style:font-name-asian="Century Schoolbook L" style:font-name-complex="Century Schoolbook L"/>
    </style:style>
    <style:style style:name="T7" style:family="text">
      <style:text-properties style:font-name="Century Schoolbook L" fo:language="en" fo:country="US" style:font-name-complex="Century Schoolbook L"/>
    </style:style>
    <style:style style:name="T8" style:family="text">
      <style:text-properties style:font-name="Century Schoolbook L" fo:language="en" fo:country="US" style:font-name-asian="Century Schoolbook L" style:font-name-complex="Century Schoolbook L"/>
    </style:style>
    <style:style style:name="T9" style:family="text">
      <style:text-properties style:font-name="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ando AT</text:p>
      <text:p text:style-name="P4"/>
      <text:p text:style-name="P4"><text:tab/>Existe un comando heredado de Windows NT 4 (Workstation y Server) que permite controlar el Programador de Tareas, hablamos de la utilidad AT.</text:p>
      <text:p text:style-name="P4"><text:tab/>Nos permite programar tareas desde nuestro equipo local hasta cualquiera conectado a la red sin necesidad de tener que iniciar sesión en esos sistemas remotos; además de poder configurar su ejecución a la fecha y hora y con la periodicidad que nosotros consideremos necesaria.</text:p>
      <text:p text:style-name="P4"><text:tab/>Para utilizar el comando AT en equipos locales debemos seguir estas indicaciones:</text:p>
      <text:p text:style-name="P4"><text:tab/>1 - Para utilizar este comando debemos pertenecer al grupo de Administradores</text:p>
      <text:p text:style-name="P4"><text:tab/>2 - Las tareas se programan utilizando un reloj de 24 horas desde las 12:00 (mediodía) hasta las 00:00 (medianoche)</text:p>
      <text:p text:style-name="P4"><text:tab/>3 - El comando AT tiene los siguientes parámetros (ver ejemplo inferior)</text:p>
      <text:p text:style-name="Text_20_body"><text:span text:style-name="T1"><text:tab/></text:span><text:span text:style-name="T2">Ejemplo práctico</text:span><text:span text:style-name="T1">:</text:span></text:p>
      <text:p text:style-name="P4"><text:tab/>Si queremos copiar la carpeta situada en la raíz de la partición C llamada carpeta_ejemplo a otra partición D en otra carpeta llamada copia_carpeta_ejemplo todos los días laborables a las 10:00</text:p>
      <text:p text:style-name="P4"><text:tab/>AT 10:00 /every: M, T, W, Th, F cmd /c copy /Q c:\carpeta_ejemplo\*.* d:\copia_carpeta_ejemplo</text:p>
      <text:p text:style-name="P4"><text:tab/>(podemos observar que los días de la semana va en Inglés: M-Monday, T-Tuesday, F-Friday etc... Prueba en tu equipo si tu versión de DOS admite los días en Español o en Inglés)</text:p>
      <text:p text:style-name="P4"><text:tab/>4 - Si trabajamos con programas o utilidades que tengan ejecutables separados, podremos trabajar directamente con dicho ejecutable pero para ello dicho ejecutable deber estar situado en un directorio accesible en la ruta de comandos, la variable de entorno %PATH%</text:p>
      <text:p text:style-name="Text_20_body"><text:span text:style-name="T1"><text:tab/></text:span><text:span text:style-name="T2">Ejemplo práctico</text:span><text:span text:style-name="T1">:</text:span></text:p>
      <text:p text:style-name="Text_20_body"><text:span text:style-name="T3"><text:s text:c="7"/></text:span><text:span text:style-name="T1">Si queremos programar la ejecución de un programa o aplicación (ejemplo.bat) a las 07:00 la primera semana del mes:</text:span></text:p>
      <text:p text:style-name="P4"><text:tab/>AT 07:00 /every:1, 2, 3, 4, 5, 6, 7 ejemplo.bat</text:p>
      <text:p text:style-name="P4"><text:tab/>5 - También podemos ejecutar tareas en la fecha actual en que nos encontremos, teniendo que especificar una hora de inicio y no una fecha de inicio.</text:p>
      <text:p text:style-name="Text_20_body"><text:span text:style-name="T1"><text:tab/></text:span><text:span text:style-name="T2">Ejemplo práctico</text:span><text:span text:style-name="T1">:</text:span></text:p>
      <text:p text:style-name="P4"><text:tab/>Si queremos programar la ejecución de un programa o aplicación (ejemplo.bat) en el día actual a las 10:00:</text:p>
      <text:p text:style-name="P4"><text:tab/>AT 10:00 ejemplo.bat</text:p>
      <text:p text:style-name="P4"><text:tab/>6 - También podemos ejecutar las tareas en un día diferente al actual</text:p>
      <text:p text:style-name="P4"/>
      <text:p text:style-name="Text_20_body"><text:span text:style-name="T1"><text:tab/></text:span><text:span text:style-name="T2">Ejemplo práctico</text:span><text:span text:style-name="T1">:</text:span></text:p>
      <text:p text:style-name="P4"><text:soft-page-break/><text:tab/>Si queremos programar la ejecución de un archivo o aplicación (ejemplo.bat) el Viernes a las 09:00:</text:p>
      <text:p text:style-name="P4"><text:tab/>AT 09:00 /next :F ejemplo.bat</text:p>
      <text:p text:style-name="P4"><text:tab/>7 - Normalmente las tareas programadas se ejecutan en segundo plano, de forma que el usuario no es consciente de que esa tarea se está realizando.</text:p>
      <text:p text:style-name="P4"><text:tab/>Podemos configurar dicha tarea para que se sitúe en Primer Plano y el usuario vea como se lleva a cabo (denominado MODO INTERACTIVO)</text:p>
      <text:p text:style-name="Text_20_body"><text:span text:style-name="T1"><text:tab/></text:span><text:span text:style-name="T2">Ejemplo práctico</text:span><text:span text:style-name="T1">:</text:span></text:p>
      <text:p text:style-name="P4"><text:tab/>Si queremos programar la ejecución de un archivo o aplicación (ejemplo.bat) en primer plano a las 14:00 todos los Lunes y Viernes:</text:p>
      <text:p text:style-name="Text_20_body"><text:span text:style-name="T1"><text:tab/></text:span><text:span text:style-name="T4">AT 14:00 /interactive /every: L, F ejemplo.bat</text:span></text:p>
      <text:p text:style-name="Text_20_body"><text:span text:style-name="T4"><text:tab/></text:span><text:span text:style-name="T1">Cancelar la tarea programada con la utilidad AT</text:span></text:p>
      <text:p text:style-name="P4"><text:tab/>8 - Para cancelar todas las tareas programadas:</text:p>
      <text:p text:style-name="P4"><text:tab/>AT / delete</text:p>
      <text:p text:style-name="P4"><text:tab/>9 -Para cancelar una tarea programada específica, sin necesidad de indicarle la hora o fecha de ejecución (ejemplo.bat)</text:p>
      <text:p text:style-name="P4"><text:tab/>AT / delete ejemplo.bat</text:p>
      <text:p text:style-name="P4"/>
      <text:p text:style-name="P3">Comando SCHTASKS</text:p>
      <text:p text:style-name="P4"/>
      <text:p text:style-name="P5"><text:tab/>El comando AT está siendo retirado y sustituido por Schtasks.exe.</text:p>
      <text:p text:style-name="P5">Sus parámetros son:</text:p>
      <text:p text:style-name="P4">/Create<text:tab/><text:tab/>Crea una nueva tarea programada.</text:p>
      <text:p text:style-name="P4">/Delete<text:tab/><text:tab/>Elimina las tareas programadas.</text:p>
      <text:p text:style-name="P4">/Query<text:tab/><text:tab/>Muestra todas las tareas programadas.</text:p>
      <text:p text:style-name="P4">/Change<text:tab/><text:tab/>Cambia las propiedades de la tarea programada.</text:p>
      <text:p text:style-name="P4">/Run<text:tab/><text:tab/>Ejecuta la tarea programada a petición.</text:p>
      <text:p text:style-name="Text_20_body"><text:span text:style-name="T1">/End<text:tab/><text:tab/>Detiene la tarea programada que se está ejecutando</text:span><text:span text:style-name="T3"> </text:span><text:span text:style-name="T1">actualmente.</text:span></text:p>
      <text:p text:style-name="Text_20_body"><text:span text:style-name="T1">/ShowSid<text:tab/>Muestra el identificador de seguridad correspondiente al</text:span><text:span text:style-name="T3"> </text:span><text:span text:style-name="T1">nombre de una tarea programada.</text:span></text:p>
      <text:p text:style-name="P4"/>
      <text:p text:style-name="P1">Para utilizar el comando SCHTASKS en equipos locales debemos seguir estas indicaciones:</text:p>
      <text:p text:style-name="P4"><text:tab/>1 - Para utilizar este comando debemos pertenecer al grupo de Administradores</text:p>
      <text:p text:style-name="P4"><text:tab/>2 – Para programar una tarea utilizaremos el parámetro /Create. (Ver Schtasks /Create /?). </text:p>
      <text:p text:style-name="P4"><text:tab/>El modificador /TN es obligatorio. Especifica el nombre de la tarea.</text:p>
      <text:p text:style-name="P4"><text:tab/>El modificador /TR especifica la ruta y el archivo a ejecutar.</text:p>
      <text:p text:style-name="P4"><text:tab/>El modificador /SC es obligatorio. Especificará la frecuencia de la programación ( MINUTE, HOURLY,DAILY, WEEKLY, MONTHLY, ONCE, ONSTART, ONLOGON,ONIDLE, ONEVENT)</text:p>
      <text:p text:style-name="P4"><text:tab/>El modificador /MD refina el tipo de programación para permitir un control más preciso.</text:p>
      <text:p text:style-name="P8"><text:tab/>MINUTE: <text:s/>1 - 1439 minutos.</text:p>
      <text:p text:style-name="P8"><text:tab/>HOURLY: <text:s/>1 - 23 horas.</text:p>
      <text:p text:style-name="P8"><text:tab/>DAILY: <text:s text:c="2"/>1 - 365 días.</text:p>
      <text:p text:style-name="P13"><text:span text:style-name="T6"><text:s text:c="4"/></text:span><text:span text:style-name="T5"><text:tab/>WEEKLY: <text:s/>semanas 1 - 52.</text:span></text:p>
      <text:p text:style-name="P13"><text:span text:style-name="T6"><text:s text:c="4"/></text:span><text:span text:style-name="T5"><text:tab/>ONCE: <text:s text:c="3"/>sin modificadores.</text:span></text:p>
      <text:p text:style-name="P13"><text:span text:style-name="T6"><text:s text:c="4"/></text:span><text:span text:style-name="T5"><text:tab/>ONSTART: sin modificadores.</text:span></text:p>
      <text:p text:style-name="P13"><text:span text:style-name="T6"><text:s text:c="4"/></text:span><text:span text:style-name="T5"><text:tab/>ONLOGON: sin modificadores.</text:span></text:p>
      <text:p text:style-name="P13"><text:span text:style-name="T6"><text:s text:c="4"/></text:span><text:span text:style-name="T5"><text:tab/>ONIDLE: <text:s/>sin modificadores.</text:span></text:p>
      <text:p text:style-name="P13"><text:span text:style-name="T6"><text:s text:c="4"/></text:span><text:span text:style-name="T5"><text:tab/></text:span><text:span text:style-name="T7">MONTHLY: 1 - 12, o</text:span></text:p>
      <text:p text:style-name="P13"><text:span text:style-name="T8"><text:s text:c="13"/></text:span><text:span text:style-name="T7">FIRST, SECOND, THIRD, FOURTH, LAST, LASTDAY.</text:span></text:p>
      <text:p text:style-name="P13"><text:span text:style-name="T7"><text:tab/></text:span><text:span text:style-name="T5">ONEVENT: Cadena de consulta de evento XPath.</text:span></text:p>
      <text:p text:style-name="P4"><text:tab/></text:p>
      <text:p text:style-name="Text_20_body"><text:span text:style-name="T1"><text:tab/></text:span><text:span text:style-name="T2">Ejemplos prácticos</text:span><text:span text:style-name="T1">:</text:span></text:p>
      <text:p text:style-name="P4"><text:tab/>Si queremos programar la ejecución de un programa o aplicación (ejemplo.bat) en el día actual a las 10:00:</text:p>
      <text:p text:style-name="Text_20_body"><text:span text:style-name="T1"><text:tab/></text:span><text:span text:style-name="T4">SCHTASKS /CREATE /TN ejemplo /SC ONCE /ST 10:00 /TR </text:span><text:a xlink:type="simple" xlink:href="../../../../../../../C:/ejemplo.bat" text:style-name="Internet_20_link" text:visited-style-name="Visited_20_Internet_20_Link"><text:span text:style-name="Internet_20_link"><text:span text:style-name="T4">c:\ejemplo.bat</text:span></text:span></text:a></text:p>
      <text:p text:style-name="Text_20_body"><text:soft-page-break/><text:span text:style-name="T4"><text:tab/></text:span><text:span text:style-name="T1">Si queremos programar la ejecución de un programa o aplicación (ejemplo.bat) el primer domingo de cada mes:</text:span></text:p>
      <text:p text:style-name="Text_20_body"><text:span text:style-name="T1"><text:tab/></text:span><text:span text:style-name="T4">SCHTASKS /CREATE /TN ejemplo /SC MONTHLY /MO first /D SUN /TR </text:span><text:a xlink:type="simple" xlink:href="../../../../../../../C:/ejemplo.bat" text:style-name="Internet_20_link" text:visited-style-name="Visited_20_Internet_20_Link"><text:span text:style-name="Internet_20_link"><text:span text:style-name="T4">c:\ejemplo.bat</text:span></text:span></text:a></text:p>
      <text:p text:style-name="Standard"><text:span text:style-name="T4"><text:tab/></text:span><text:span text:style-name="T1">Si queremos programar la ejecución de un programa que se ejecute cada cinco minutos desde la hora de inicio especificada hasta la hora de finalización entre la fecha de inicio y la fecha de finalización.</text:span></text:p>
      <text:p text:style-name="P1"/>
      <text:p text:style-name="Standard"><text:span text:style-name="T6"><text:s/></text:span><text:span text:style-name="T7">SCHTASKS /Create /SC MINUTE</text:span><text:span text:style-name="T4"> /MO 5 /TN ejemplo /TR c:\ejemplo.bat</text:span><text:span text:style-name="T7"> /ST 12:00 /ET 14:00</text:span><text:span text:style-name="T4"> <text:s/>/SD 06/09/2015 /ED 07/09/2015</text:span></text:p>
      <text:p text:style-name="P14"/>
      <text:p text:style-name="Text_20_body"><text:span text:style-name="T4"><text:tab/></text:span><text:span text:style-name="T1">3 – Para visualizar las tareas utilizaremos el parámetro /Query. (Ver Schtasks /Query /?). <text:tab/></text:span></text:p>
      <text:p text:style-name="P4"><text:tab/>Si queremos visualizar las tareas que están programadas:</text:p>
      <text:p text:style-name="P4"><text:tab/>SCHTASKS /QUERY (nuestra tarea sale la primera)</text:p>
      <text:p text:style-name="P4"><text:tab/>4 – Para eliminar tareas utilizaremos el parámetro /Delete. (Ver Schtasks /Delete /?). <text:tab/></text:p>
      <text:p text:style-name="P4"><text:tab/>Si queremos eliminar una tarea programada:</text:p>
      <text:p text:style-name="P4"><text:tab/>SCHTASKS /DELETE /TN “ejemplo” /F</text:p>
      <text:p text:style-name="P1"><text:tab/>Si queremos eliminar todas las tareas programadas:</text:p>
      <text:p text:style-name="P7"><text:span text:style-name="T1"><text:tab/></text:span><text:span text:style-name="T4">SCHTASKS /DELETE /TN * /F</text:span></text:p>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ngal1" svg:font-family="Mangal"/>
    <style:font-face style:name="Liberation Mono" svg:font-family="'Liberation Mono', 'Courier New'" style:font-family-generic="modern"/>
    <style:font-face style:name="FreeSans" svg:font-family="FreeSans, Arial" style:font-family-generic="swiss"/>
    <style:font-face style:name="Droid Sans Fallback" svg:font-family="'Droid Sans Fallback', 'Times New Roman'" style:font-pitch="variable"/>
    <style:font-face style:name="SimSun" svg:font-family="SimSun, 宋体" style:font-pitch="variable"/>
    <style:font-face style:name="Century Schoolbook L" svg:font-family="'Century Schoolbook L', 'Times New Roman'"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cabezado3"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Encabezado3"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Encabezado3"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Encabezado3"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ncabezado4" style:family="paragraph" style:parent-style-name="Encabezado3"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ncabezado" style:family="paragraph" style:parent-style-name="Encabezado4"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Título" style:family="paragraph" style:parent-style-name="Encabezado"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eyend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Descripció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ncabezado2"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Descripción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ncabezado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宋体" style:font-pitch-asian="variable" style:font-size-asian="14pt" style:font-name-complex="Mangal" style:font-family-complex="Mangal" style:font-family-generic-complex="roman" style:font-pitch-complex="variable" style:font-size-complex="14pt"/>
    </style:style>
    <style:style style:name="Etiquet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0.5in" fo:margin-right="0in" fo:text-indent="0in" style:auto-text-indent="false"/>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Default" style:family="paragraph">
      <style:paragraph-properties fo:orphans="2" fo:widows="2" fo:hyphenation-ladder-count="no-limit" style:text-autospace="none"/>
      <style:text-properties fo:color="#000000" style:font-name="Verdana" fo:font-family="Verdana" style:font-family-generic="swiss" style:font-pitch="variable" fo:font-size="12pt" fo:language="es" fo:country="ES" style:font-name-asian="Calibri" style:font-family-asian="Calibri" style:font-family-generic-asian="swiss" style:font-pitch-asian="variable" style:font-size-asian="12pt" style:language-asian="zh" style:country-asian="CN" style:font-name-complex="Verdana" style:font-family-complex="Verdana" style:font-family-generic-complex="swiss" style:font-pitch-complex="variable" style:font-size-complex="12pt" style:language-complex="ar" style:country-complex="SA" fo:hyphenate="false" fo:hyphenation-remain-char-count="2" fo:hyphenation-push-char-count="2"/>
    </style:style>
    <style:style style:name="Texto_20_preformateado" style:display-name="Texto preformateado" style:family="paragraph" style:parent-style-name="Standard">
      <style:paragraph-properties fo:margin-top="0in" fo:margin-bottom="0in" loext:contextual-spacing="false"/>
      <style:text-properties style:font-name="Liberation Mono" fo:font-family="'Liberation Mono', 'Courier New'" style:font-family-generic="modern" fo:font-size="10pt" style:font-name-asian="Droid Sans Fallback"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Cita" style:family="paragraph" style:parent-style-name="Standard">
      <style:paragraph-properties fo:margin-left="0.3937in" fo:margin-right="0.3937in" fo:margin-top="0in" fo:margin-bottom="0.1965in" loext:contextual-spacing="false" fo:text-indent="0in" style:auto-text-indent="false"/>
    </style:style>
    <style:style style:name="Subtitle" style:family="paragraph" style:parent-style-name="Encabezado3"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Fuente_20_de_20_párrafo_20_predeter.4" style:display-name="Fuente de párrafo predeter.4" style:family="text"/>
    <style:style style:name="WW8Num3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WW8Num4z1" style:family="text">
      <style:text-properties style:font-name="Times New Roman" fo:font-family="'Times New Roman'" style:font-family-generic="roman" style:font-pitch="variable" fo:font-size="11pt" fo:language="en" fo:country="US" style:font-size-asian="11pt" style:font-name-complex="Times New Roman" style:font-family-complex="'Times New Roman'" style:font-family-generic-complex="roman" style:font-pitch-complex="variable" style:font-size-complex="11pt"/>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1f497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3" style:display-name="Fuente de párrafo predeter.3" style:family="text"/>
    <style:style style:name="WW8Num3z1"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2" style:display-name="Fuente de párrafo predeter.2" style:family="text"/>
    <style:style style:name="Fuente_20_de_20_párrafo_20_predeter.1" style:display-name="Fuente de párrafo predeter.1"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a" style:family="text" style:parent-style-name="Fuente_20_de_20_párrafo_20_predeter.1"/>
    <style:style style:name="l" style:family="text" style:parent-style-name="Fuente_20_de_20_párrafo_20_predeter.1"/>
    <style:style style:name="l7" style:family="text" style:parent-style-name="Fuente_20_de_20_párrafo_20_predeter.1"/>
    <style:style style:name="l6" style:family="text" style:parent-style-name="Fuente_20_de_20_párrafo_20_predeter.1"/>
    <style:style style:name="l8" style:family="text" style:parent-style-name="Fuente_20_de_20_párrafo_20_predeter.1"/>
    <style:style style:name="l10" style:family="text" style:parent-style-name="Fuente_20_de_20_párrafo_20_predeter.1"/>
    <style:style style:name="l9" style:family="text" style:parent-style-name="Fuente_20_de_20_párrafo_20_predeter.1"/>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Times New Roman" fo:font-size="9pt" style:font-size-asian="9pt" style:font-name-complex="Times New Roman" style:font-size-complex="9pt"/>
    </style:style>
    <style:style style:name="MP2" style:family="paragraph" style:parent-style-name="Header">
      <style:paragraph-properties fo:margin-top="0in" fo:margin-bottom="0.139in" loext:contextual-spacing="false"/>
    </style:style>
    <style:style style:name="MP3" style:family="paragraph" style:parent-style-name="Footer">
      <style:paragraph-properties fo:margin-top="0in" fo:margin-bottom="0.139in" loext:contextual-spacing="false"/>
    </style:style>
    <style:style style:name="MT1" style:family="text">
      <style:text-properties style:font-name="Times New Roman" style:font-name-complex="Times New Roman"/>
    </style:style>
    <style:page-layout style:name="Mpm1">
      <style:page-layout-properties fo:page-width="8.2681in" fo:page-height="11.6929in" style:num-format="1" style:print-orientation="portrait" fo:margin-top="0.4917in" fo:margin-bottom="0.4917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MP1">Sistemas Informáticos<text:tab/><text:tab/>I.E.S. Virgen de la Paloma</text:p>
        <text:p text:style-name="MP2"/>
      </style:header>
      <style:footer>
        <text:p text:style-name="MP3"><text:span text:style-name="MT1"><text:tab/><text:tab/>Pág. </text:span><text:page-number text:select-page="current">2</text:page-number><text:span text:style-name="MT1"><text:tab/><text:tab/></text:span></text:p>
      </style:footer>
    </style:master-page>
    <style:master-page style:name="Convert_20_1" style:display-name="Convert 1" style:page-layout-name="Mpm1">
      <style:header>
        <text:p text:style-name="MP1">Implantación de Sistemas Operativos<text:tab/><text:tab/>I.E.S. Virgen de la Paloma</text:p>
        <text:p text:style-name="MP2"/>
      </style:header>
      <style:footer>
        <text:p text:style-name="MP3"><text:span text:style-name="MT1"><text:tab/><text:tab/>Pág. </text:span><text:page-number text:select-page="current">3</text:page-number><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o</meta:initial-creator>
    <meta:creation-date>2012-02-21T18:33:00</meta:creation-date>
    <dc:date>2019-02-13T08:32:19.389088033</dc:date>
    <meta:editing-cycles>8</meta:editing-cycles>
    <meta:editing-duration>PT9M21S</meta:editing-duration>
    <meta:generator>LibreOffice/6.0.7.3$Linux_X86_64 LibreOffice_project/00m0$Build-3</meta:generator>
    <meta:document-statistic meta:table-count="0" meta:image-count="0" meta:object-count="0" meta:page-count="4" meta:paragraph-count="81" meta:word-count="890" meta:character-count="5714" meta:non-whitespace-character-count="4762"/>
  </office:meta>
</office:document-meta>
</file>